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wes.turner@gmail.com&gt;</text:p><text:p text:style-name="rststyle-textbody"><text:span text:style-name="rststyle-strong">copyright</text:span></text:p>copyright<text:p text:style-name="rststyle-blockindent">Copyright © 2014, All Rights Reserved</text:p><text:section text:name="Section1" text:style-name="Sect1"><text:h text:outline-level="1" text:style-name="rststyle-heading1">Resume</text:h><text:section text:name="Section2" text:style-name="Sect2"><text:h text:outline-level="2" text:style-name="rststyle-heading2">Summary</text:h><text:p text:style-name="rststyle-textbody"><text:span text:style-name="rststyle-strong">Systems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Employment</text:h><text:section text:name="Section4" text:style-name="Sect3"><text:h text:outline-level="3" text:style-name="rststyle-heading3"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textbody">Supported UNMC
and NMC
Doctors, Nurses, and Patients</text:p><text:p text:style-name="rststyle-textbody">Overhauled a web application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2007-2008: Web Developer @ UNOmaha</text:h><text:p text:style-name="rststyle-lineblock1">Nebraska University Consortium on Information Assurance (NUCIA)</text:p><text:p text:style-name="rststyle-lineblock1">University of Nebraska at Omaha (UNO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Education</text:h><text:section text:name="Section13" text:style-name="Sect3"><text:h text:outline-level="3" text:style-name="rststyle-heading3"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MISSO: President</text:p></text:list-item><text:list-item><text:p text:style-name="rststyle-bulletitem">AISSC: Student Representative</text:p></text:list-item><text:list-item><text:p text:style-name="rststyle-bulletitem"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http://rosalind.info/users/westurner/</text:p></text:list-item></text:list><text:p text:style-name="rststyle-textbody">Courses</text:p><text:list text:style-name="rststyle-bulletlist"><text:list-item><text:p text:style-name="rststyle-bulletitem">http://class-central.com</text:p></text:list-item><text:list-item><text:p text:style-name="rststyle-bulletitem">https://www.khanacademy.org/profile/westurner1</text:p></text:list-item><text:list-item><text:p text:style-name="rststyle-bulletitem">Introduction to Finance</text:p></text:list-item><text:list-item><text:p text:style-name="rststyle-bulletitem">Machine Learning</text:p></text:list-item><text:list-item><text:p text:style-name="rststyle-bulletitem">Introduction to Web Accessibility</text:p></text:list-item></text:list></text:section></text:section><text:section text:name="Section16" text:style-name="Sect2"><text:h text:outline-level="2" text:style-name="rststyle-heading2">Projects</text:h><text:p text:style-name="rststyle-textbody">See: https://github.com/westurner/wiki/wiki/projects</text:p><text:section text:name="Section17" text:style-name="Sect3"><text:h text:outline-level="3" text:style-name="rststyle-heading3"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https://bitbucket.org/westurner/eaglefin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https://nhs-adoptions.appspot.com</text:p><text:p text:style-name="rststyle-lineblock1">https://bitbucket.org/westurner/nhs-social-web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http://code.google.com/p/wbcms</text:p><text:p text:style-name="rststyle-lineblock1">https://bitbucket.org/westurner/wbcms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2009-2010: UNO MISSO President</text:h><text:p text:style-name="rststyle-lineblock1">UNO Management Information Systems Student Organization</text:p><text:list text:style-name="rststyle-bulletlist"><text:list-item><text:p text:style-name="rststyle-bulletitem">Hosted monthly industry speakers</text:p></text:list-item><text:list-item><text:p text:style-name="rststyle-bulletitem">Developed an approach for social media</text:p></text:list-item><text:list-item><text:p text:style-name="rststyle-bulletitem">Created facebook.com/UNO.MISSO</text:p></text:list-item></text:list></text:section><text:section text:name="Section22" text:style-name="Sect3"><text:h text:outline-level="3" text:style-name="rststyle-heading3">2009-2010: AIS Student Chapters Representative</text:h><text:p text:style-name="rststyle-lineblock1">Association for Information Systems Student Chapters</text:p><text:list text:style-name="rststyle-bulletlist"><text:list-item><text:p text:style-name="rststyle-bulletitem">Worked with AIS Student Chapter Presidents to found AISSC</text:p></text:list-item><text:list-item><text:p text:style-name="rststyle-bulletitem">Created facebook.com/AISSC and
twitter.com/AISSC</text:p></text:list-item><text:list-item><text:p text:style-name="rststyle-bulletitem">2010 AIS Student Chapters Outstanding Communications Award</text:p></text:list-item></text:list></text:section><text:section text:name="Section23" text:style-name="Sect3"><text:h text:outline-level="3" text:style-name="rststyle-heading3"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http://code.google.com/p/helphaitiproject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/text:list></text:section><text:section text:name="Section26" text:style-name="Sect3"><text:h text:outline-level="3" text:style-name="rststyle-heading3">2011: Flowstat</text:h><text:p text:style-name="rststyle-lineblock1">Pyramid polyglot sandbox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2012: Self Directed Learning</text:h><text:p text:style-name="rststyle-lineblock1">https://westurner.github.io/self-directed-learning/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2012: Pycd10api</text:h><text:p text:style-name="rststyle-lineblock1">REST API wrapper for ICD 10 CM and PCS XML files</text:p><text:p text:style-name="rststyle-lineblock1">https://github.com/westurner/pycd10api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2013: Redem</text:h><text:p text:style-name="rststyle-lineblock1">Personal reddit data liberation backup utility</text:p><text:p text:style-name="rststyle-lineblock1">https://github.com/westurner/redem</text:p><text:p text:style-name="rststyle-lineblock1">https://westurner.github.io/redditlog/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/text:section><text:section text:name="Section30" text:style-name="Sect3"><text:h text:outline-level="3" text:style-name="rststyle-heading3">2014: Health-marketplace</text:h><text:p text:style-name="rststyle-lineblock1">Health marketplace web application</text:p><text:p text:style-name="rststyle-lineblock1">https://github.com/westurner/health-marketplace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2014: Menuapp</text:h><text:p text:style-name="rststyle-lineblock1">Restaurant menu web application with schema.org types</text:p><text:list text:style-name="rststyle-bulletlist"><text:list-item><text:p text:style-name="rststyle-bulletitem"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2014: Healthref</text:h><text:p text:style-name="rststyle-lineblock1">Health reference demo application</text:p><text:p text:style-name="rststyle-lineblock1">https://github.com/westurner/healthref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hello_world</text:h><text:p text:style-name="rststyle-lineblock1">https://github.com/westurner/hello_world</text:p><text:p text:style-name="rststyle-textbody">Language basics / code samples in C++, CoffeeScript, Cython,
Go, Java, Javascript, Python, and Ruby</text:p></text:section><text:section text:name="Section34" text:style-name="Sect3"><text:h text:outline-level="3" text:style-name="rststyle-heading3">Dotfiles</text:h><text:p text:style-name="rststyle-lineblock1">https://github.com/westurner/dotfiles</text:p><text:p text:style-name="rststyle-lineblock1">https://github.com/westurner/dotvim</text:p><text:list text:style-name="rststyle-bulletlist"><text:list-item><text:p text:style-name="rststyle-bulletitem">Configuration set for Bash, ZSH, Python, IPython, I3WM</text:p></text:list-item><text:list-item><text:p text:style-name="rststyle-bulletitem">Python package with various Paver tasks</text:p></text:list-item><text:list-item><text:p text:style-name="rststyle-bulletitem">Configuration set for Vim</text:p></text:list-item></text:list></text:section><text:section text:name="Section35" text:style-name="Sect3"><text:h text:outline-level="3" text:style-name="rststyle-heading3">Open Source Contributions</text:h><text:p text:style-name="rststyle-textbody">Primarily small contributions here and there to show my appreciation.</text:p><text:p text:style-name="rststyle-textbody">See: https://github.com/westurner/wiki/wiki/contributions</text:p></text:section></text:section><text:section text:name="Section36" text:style-name="Sect2"><text:h text:outline-level="2" text:style-name="rststyle-heading2">Contact Information</text:h><text:p text:style-name="rststyle-lineblock1">westurner.github.io</text:p><text:p text:style-name="rststyle-lineblock1">linkedin.com/in/westurner</text:p><text:p text:style-name="rststyle-lineblock1">wes.turner@gmail.com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4-10-12T11:20:01</meta:creation-date>
    <dc:creator>wturner</dc:creator>
    <dc:date>2014-10-12T11:20:01</dc:date>
    <dc:language>en-US</dc:language>
    <meta:editing-cycles>1</meta:editing-cycles>
    <meta:editing-duration>PT00M01S</meta:editing-duration>
    <dc:title>[no title]</dc:title>
  </office:meta>
</office:document-meta>
</file>